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color="#999999" officeooo:rsid="00289623" officeooo:paragraph-rsid="00289623"/>
    </style:style>
    <style:style style:name="P2" style:family="paragraph" style:parent-style-name="Footer">
      <style:paragraph-properties fo:text-align="end" style:justify-single-word="false"/>
    </style:style>
    <style:style style:name="P3" style:family="paragraph" style:parent-style-name="Title">
      <style:text-properties officeooo:rsid="001c3e01" officeooo:paragraph-rsid="001c3e01"/>
    </style:style>
    <style:style style:name="P4" style:family="paragraph" style:parent-style-name="Text_20_body">
      <style:text-properties officeooo:paragraph-rsid="00203b40"/>
    </style:style>
    <style:style style:name="P5" style:family="paragraph" style:parent-style-name="Text_20_body">
      <style:text-properties officeooo:rsid="0021e398" officeooo:paragraph-rsid="0021e398"/>
    </style:style>
    <style:style style:name="P6" style:family="paragraph" style:parent-style-name="Text_20_body">
      <style:text-properties officeooo:rsid="0022585c" officeooo:paragraph-rsid="0022585c"/>
    </style:style>
    <style:style style:name="P7" style:family="paragraph" style:parent-style-name="Text_20_body">
      <style:text-properties officeooo:paragraph-rsid="0022585c"/>
    </style:style>
    <style:style style:name="P8" style:family="paragraph" style:parent-style-name="Text_20_body">
      <style:text-properties officeooo:paragraph-rsid="0022ecd3"/>
    </style:style>
    <style:style style:name="P9" style:family="paragraph" style:parent-style-name="Text_20_body">
      <style:text-properties officeooo:rsid="0023345e" officeooo:paragraph-rsid="0023345e"/>
    </style:style>
    <style:style style:name="P10" style:family="paragraph" style:parent-style-name="Text_20_body">
      <style:text-properties fo:font-style="normal" officeooo:rsid="00203b40" officeooo:paragraph-rsid="00203b40" style:font-style-asian="normal" style:font-style-complex="normal"/>
    </style:style>
    <style:style style:name="P11" style:family="paragraph" style:parent-style-name="Text_20_body">
      <style:text-properties fo:font-style="normal" officeooo:rsid="0022585c" officeooo:paragraph-rsid="0022585c" style:font-style-asian="normal" style:font-style-complex="normal"/>
    </style:style>
    <style:style style:name="P12" style:family="paragraph" style:parent-style-name="Text_20_body">
      <style:text-properties fo:font-style="normal" officeooo:rsid="0034b14d" officeooo:paragraph-rsid="0034b14d" style:font-style-asian="normal" style:font-style-complex="normal"/>
    </style:style>
    <style:style style:name="P13" style:family="paragraph" style:parent-style-name="Text_20_body">
      <style:text-properties officeooo:paragraph-rsid="00383996"/>
    </style:style>
    <style:style style:name="P14" style:family="paragraph" style:parent-style-name="Text_20_body">
      <style:text-properties officeooo:paragraph-rsid="00260708"/>
    </style:style>
    <style:style style:name="P15" style:family="paragraph" style:parent-style-name="Text_20_body">
      <style:text-properties officeooo:rsid="002a6403" officeooo:paragraph-rsid="002a6403"/>
    </style:style>
    <style:style style:name="P16" style:family="paragraph" style:parent-style-name="Text_20_body">
      <style:text-properties officeooo:rsid="00334898" officeooo:paragraph-rsid="00334898"/>
    </style:style>
    <style:style style:name="P17" style:family="paragraph" style:parent-style-name="Text_20_body">
      <style:text-properties officeooo:paragraph-rsid="0034b14d"/>
    </style:style>
    <style:style style:name="P18" style:family="paragraph" style:parent-style-name="Text_20_body">
      <style:text-properties officeooo:rsid="00383996" officeooo:paragraph-rsid="00383996"/>
    </style:style>
    <style:style style:name="P19" style:family="paragraph" style:parent-style-name="Text_20_body">
      <style:text-properties officeooo:paragraph-rsid="003af2d0"/>
    </style:style>
    <style:style style:name="P20" style:family="paragraph" style:parent-style-name="Heading_20_1">
      <style:text-properties officeooo:paragraph-rsid="001c3e01"/>
    </style:style>
    <style:style style:name="P21" style:family="paragraph" style:parent-style-name="Heading_20_1">
      <style:text-properties officeooo:rsid="001cd45e" officeooo:paragraph-rsid="001cd45e"/>
    </style:style>
    <style:style style:name="P22" style:family="paragraph" style:parent-style-name="Heading_20_1">
      <style:text-properties officeooo:rsid="002a6403" officeooo:paragraph-rsid="002a6403"/>
    </style:style>
    <style:style style:name="P23" style:family="paragraph" style:parent-style-name="Heading_20_1">
      <style:text-properties officeooo:rsid="0026972a" officeooo:paragraph-rsid="0026972a"/>
    </style:style>
    <style:style style:name="P24" style:family="paragraph" style:parent-style-name="Heading_20_2">
      <style:text-properties officeooo:rsid="00370326" officeooo:paragraph-rsid="00370326"/>
    </style:style>
    <style:style style:name="P25" style:family="paragraph" style:parent-style-name="Heading_20_2">
      <style:text-properties officeooo:rsid="003af2d0" officeooo:paragraph-rsid="003af2d0"/>
    </style:style>
    <style:style style:name="P26" style:family="paragraph" style:parent-style-name="Text_20_body" style:list-style-name="L1">
      <style:text-properties officeooo:paragraph-rsid="001ca90a"/>
    </style:style>
    <style:style style:name="P27" style:family="paragraph" style:parent-style-name="Text_20_body" style:list-style-name="L1">
      <style:text-properties officeooo:paragraph-rsid="001cc3fb"/>
    </style:style>
    <style:style style:name="P28" style:family="paragraph" style:parent-style-name="Text_20_body" style:list-style-name="L1">
      <style:text-properties officeooo:rsid="001c412e" officeooo:paragraph-rsid="001c412e"/>
    </style:style>
    <style:style style:name="P29" style:family="paragraph" style:parent-style-name="Text_20_body" style:list-style-name="L1">
      <style:text-properties officeooo:rsid="002e289e" officeooo:paragraph-rsid="002e289e"/>
    </style:style>
    <style:style style:name="P30" style:family="paragraph" style:parent-style-name="Text_20_body" style:list-style-name="L2">
      <style:text-properties officeooo:rsid="002e289e" officeooo:paragraph-rsid="002e289e"/>
    </style:style>
    <style:style style:name="P31" style:family="paragraph" style:parent-style-name="Text_20_body" style:list-style-name="L1">
      <style:text-properties officeooo:rsid="001ca90a" officeooo:paragraph-rsid="001ca90a"/>
    </style:style>
    <style:style style:name="P32" style:family="paragraph" style:parent-style-name="Text_20_body" style:list-style-name="L1">
      <style:text-properties fo:font-style="normal" officeooo:rsid="001cc3fb" officeooo:paragraph-rsid="001cc3fb" style:font-style-asian="normal" style:font-style-complex="normal"/>
    </style:style>
    <style:style style:name="P33" style:family="paragraph" style:parent-style-name="Text_20_body" style:list-style-name="L1">
      <style:text-properties fo:font-style="normal" officeooo:rsid="001cd45e" officeooo:paragraph-rsid="001cd45e" style:font-style-asian="normal" style:font-style-complex="normal"/>
    </style:style>
    <style:style style:name="P34" style:family="paragraph" style:parent-style-name="Text_20_body" style:list-style-name="L2">
      <style:text-properties fo:font-style="normal" officeooo:rsid="001d857f" officeooo:paragraph-rsid="001d857f" style:font-style-asian="normal" style:font-style-complex="normal"/>
    </style:style>
    <style:style style:name="P35" style:family="paragraph" style:parent-style-name="Text_20_body" style:list-style-name="L2">
      <style:text-properties fo:font-style="normal" officeooo:rsid="0030c208" officeooo:paragraph-rsid="0030c208" style:font-style-asian="normal" style:font-style-complex="normal"/>
    </style:style>
    <style:style style:name="P36" style:family="paragraph" style:parent-style-name="Text_20_body" style:list-style-name="L3">
      <style:text-properties fo:font-style="normal" officeooo:rsid="0034b14d" officeooo:paragraph-rsid="0034b14d" style:font-style-asian="normal" style:font-style-complex="normal"/>
    </style:style>
    <style:style style:name="P37" style:family="paragraph" style:parent-style-name="Text_20_body" style:list-style-name="L4">
      <style:text-properties fo:font-style="normal" officeooo:rsid="00390663" officeooo:paragraph-rsid="00390663" style:font-style-asian="normal" style:font-style-complex="normal"/>
    </style:style>
    <style:style style:name="P38" style:family="paragraph" style:parent-style-name="Text_20_body" style:list-style-name="L5">
      <style:text-properties fo:font-style="normal" officeooo:rsid="002b6dae" officeooo:paragraph-rsid="002b6dae" style:font-style-asian="normal" style:font-style-complex="normal"/>
    </style:style>
    <style:style style:name="P39" style:family="paragraph" style:parent-style-name="Text_20_body" style:list-style-name="L1">
      <style:text-properties officeooo:rsid="001cc3fb" officeooo:paragraph-rsid="001cc3fb"/>
    </style:style>
    <style:style style:name="P40" style:family="paragraph" style:parent-style-name="Text_20_body" style:list-style-name="L2">
      <style:text-properties officeooo:paragraph-rsid="001cd45e"/>
    </style:style>
    <style:style style:name="P41" style:family="paragraph" style:parent-style-name="Text_20_body" style:list-style-name="L2">
      <style:text-properties officeooo:paragraph-rsid="001d857f"/>
    </style:style>
    <style:style style:name="P42" style:family="paragraph" style:parent-style-name="Text_20_body" style:list-style-name="L2">
      <style:text-properties officeooo:rsid="001cd45e" officeooo:paragraph-rsid="001cd45e"/>
    </style:style>
    <style:style style:name="P43" style:family="paragraph" style:parent-style-name="Text_20_body" style:list-style-name="L2">
      <style:text-properties officeooo:rsid="001d7c63" officeooo:paragraph-rsid="001d7c63"/>
    </style:style>
    <style:style style:name="P44" style:family="paragraph" style:parent-style-name="Text_20_body" style:list-style-name="L2">
      <style:text-properties officeooo:rsid="001d857f" officeooo:paragraph-rsid="001d857f"/>
    </style:style>
    <style:style style:name="P45" style:family="paragraph" style:parent-style-name="Text_20_body" style:list-style-name="L4">
      <style:text-properties officeooo:rsid="002a6403" officeooo:paragraph-rsid="002a6403"/>
    </style:style>
    <style:style style:name="P46" style:family="paragraph" style:parent-style-name="Text_20_body" style:list-style-name="L5">
      <style:text-properties officeooo:rsid="002a6403" officeooo:paragraph-rsid="002a6403"/>
    </style:style>
    <style:style style:name="P47" style:family="paragraph" style:parent-style-name="Text_20_body" style:list-style-name="L5">
      <style:text-properties officeooo:rsid="002b6dae" officeooo:paragraph-rsid="002b6dae"/>
    </style:style>
    <style:style style:name="P48" style:family="paragraph" style:parent-style-name="Text_20_body" style:list-style-name="L5">
      <style:text-properties officeooo:rsid="002d2102" officeooo:paragraph-rsid="002d2102"/>
    </style:style>
    <style:style style:name="P49" style:family="paragraph" style:parent-style-name="Text_20_body" style:list-style-name="L6">
      <style:text-properties officeooo:paragraph-rsid="0026972a"/>
    </style:style>
    <style:style style:name="P50" style:family="paragraph" style:parent-style-name="Text_20_body" style:list-style-name="L6">
      <style:text-properties officeooo:paragraph-rsid="00383996"/>
    </style:style>
    <style:style style:name="T1" style:family="text">
      <style:text-properties officeooo:rsid="001c412e"/>
    </style:style>
    <style:style style:name="T2" style:family="text">
      <style:text-properties officeooo:rsid="001ca90a"/>
    </style:style>
    <style:style style:name="T3" style:family="text">
      <style:text-properties fo:font-style="italic" style:font-style-asian="italic" style:font-style-complex="italic"/>
    </style:style>
    <style:style style:name="T4" style:family="text">
      <style:text-properties fo:font-style="italic" officeooo:rsid="001c412e" style:font-style-asian="italic" style:font-style-complex="italic"/>
    </style:style>
    <style:style style:name="T5" style:family="text">
      <style:text-properties fo:font-style="italic" officeooo:rsid="001ca90a" style:font-style-asian="italic" style:font-style-complex="italic"/>
    </style:style>
    <style:style style:name="T6" style:family="text">
      <style:text-properties fo:font-style="italic" officeooo:rsid="001cc3fb" style:font-style-asian="italic" style:font-style-complex="italic"/>
    </style:style>
    <style:style style:name="T7" style:family="text">
      <style:text-properties fo:font-style="italic" officeooo:rsid="001d857f" style:font-style-asian="italic" style:font-style-complex="italic"/>
    </style:style>
    <style:style style:name="T8" style:family="text">
      <style:text-properties fo:font-style="italic" officeooo:rsid="00203b40" style:font-style-asian="italic" style:font-style-complex="italic"/>
    </style:style>
    <style:style style:name="T9" style:family="text">
      <style:text-properties fo:font-style="italic" officeooo:rsid="002054f4" style:font-style-asian="italic" style:font-style-complex="italic"/>
    </style:style>
    <style:style style:name="T10" style:family="text">
      <style:text-properties fo:font-style="italic" officeooo:rsid="0022585c" style:font-style-asian="italic" style:font-style-complex="italic"/>
    </style:style>
    <style:style style:name="T11" style:family="text">
      <style:text-properties fo:font-style="italic" officeooo:rsid="0022ecd3" style:font-style-asian="italic" style:font-style-complex="italic"/>
    </style:style>
    <style:style style:name="T12" style:family="text">
      <style:text-properties fo:font-style="italic" officeooo:rsid="0034b14d" style:font-style-asian="italic" style:font-style-complex="italic"/>
    </style:style>
    <style:style style:name="T13" style:family="text">
      <style:text-properties fo:font-style="italic" officeooo:rsid="003af2d0" style:font-style-asian="italic" style:font-style-complex="italic"/>
    </style:style>
    <style:style style:name="T14" style:family="text">
      <style:text-properties fo:font-style="italic" officeooo:rsid="003ce179"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cc3fb" style:font-style-asian="normal" style:font-style-complex="normal"/>
    </style:style>
    <style:style style:name="T17" style:family="text">
      <style:text-properties fo:font-style="normal" officeooo:rsid="00203b40" style:font-style-asian="normal" style:font-style-complex="normal"/>
    </style:style>
    <style:style style:name="T18" style:family="text">
      <style:text-properties fo:font-style="normal" officeooo:rsid="002054f4" style:font-style-asian="normal" style:font-style-complex="normal"/>
    </style:style>
    <style:style style:name="T19" style:family="text">
      <style:text-properties fo:font-style="normal" officeooo:rsid="0022585c" style:font-style-asian="normal" style:font-style-complex="normal"/>
    </style:style>
    <style:style style:name="T20" style:family="text">
      <style:text-properties fo:font-style="normal" officeooo:rsid="0022ecd3" style:font-style-asian="normal" style:font-style-complex="normal"/>
    </style:style>
    <style:style style:name="T21" style:family="text">
      <style:text-properties fo:font-style="normal" officeooo:rsid="00251d1f" style:font-style-asian="normal" style:font-style-complex="normal"/>
    </style:style>
    <style:style style:name="T22" style:family="text">
      <style:text-properties fo:font-style="normal" officeooo:rsid="0030c208" style:font-style-asian="normal" style:font-style-complex="normal"/>
    </style:style>
    <style:style style:name="T23" style:family="text">
      <style:text-properties fo:font-style="normal" officeooo:rsid="00334898" style:font-style-asian="normal" style:font-style-complex="normal"/>
    </style:style>
    <style:style style:name="T24" style:family="text">
      <style:text-properties fo:font-style="normal" officeooo:rsid="0034b14d" style:font-style-asian="normal" style:font-style-complex="normal"/>
    </style:style>
    <style:style style:name="T25" style:family="text">
      <style:text-properties fo:font-style="normal" officeooo:rsid="00383996" style:font-style-asian="normal" style:font-style-complex="normal"/>
    </style:style>
    <style:style style:name="T26" style:family="text">
      <style:text-properties fo:font-style="normal" officeooo:rsid="003ce179" style:font-style-asian="normal" style:font-style-complex="normal"/>
    </style:style>
    <style:style style:name="T27" style:family="text">
      <style:text-properties fo:font-style="normal" style:text-underline-style="none" officeooo:rsid="003ce179" style:font-style-asian="normal" style:font-style-complex="normal"/>
    </style:style>
    <style:style style:name="T28" style:family="text">
      <style:text-properties officeooo:rsid="001c3e01"/>
    </style:style>
    <style:style style:name="T29" style:family="text">
      <style:text-properties officeooo:rsid="001d7c63"/>
    </style:style>
    <style:style style:name="T30" style:family="text">
      <style:text-properties officeooo:rsid="001d857f"/>
    </style:style>
    <style:style style:name="T31" style:family="text">
      <style:text-properties officeooo:rsid="001f1f92"/>
    </style:style>
    <style:style style:name="T32" style:family="text">
      <style:text-properties officeooo:rsid="00203b40"/>
    </style:style>
    <style:style style:name="T33" style:family="text">
      <style:text-properties officeooo:rsid="0022585c"/>
    </style:style>
    <style:style style:name="T34" style:family="text">
      <style:text-properties officeooo:rsid="0022ecd3"/>
    </style:style>
    <style:style style:name="T35" style:family="text">
      <style:text-properties officeooo:rsid="00260708"/>
    </style:style>
    <style:style style:name="T36" style:family="text">
      <style:text-properties officeooo:rsid="0026972a"/>
    </style:style>
    <style:style style:name="T37" style:family="text">
      <style:text-properties officeooo:rsid="002e289e"/>
    </style:style>
    <style:style style:name="T38" style:family="text">
      <style:text-properties officeooo:rsid="001cd45e"/>
    </style:style>
    <style:style style:name="T39" style:family="text">
      <style:text-properties officeooo:rsid="0030c208"/>
    </style:style>
    <style:style style:name="T40" style:family="text">
      <style:text-properties officeooo:rsid="0031bb9e"/>
    </style:style>
    <style:style style:name="T41" style:family="text">
      <style:text-properties officeooo:rsid="00334898"/>
    </style:style>
    <style:style style:name="T42" style:family="text">
      <style:text-properties officeooo:rsid="0034b14d"/>
    </style:style>
    <style:style style:name="T43" style:family="text">
      <style:text-properties officeooo:rsid="00357a64"/>
    </style:style>
    <style:style style:name="T44" style:family="text">
      <style:text-properties officeooo:rsid="00383996"/>
    </style:style>
    <style:style style:name="T45" style:family="text">
      <style:text-properties officeooo:rsid="003af2d0"/>
    </style:style>
    <style:style style:name="T46" style:family="text">
      <style:text-properties officeooo:rsid="003ce179"/>
    </style:style>
    <style:style style:name="T47" style:family="text">
      <style:text-properties officeooo:rsid="003f87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forme TP<text:span text:style-name="T47">2</text:span></text:p>
      <text:h text:style-name="P20" text:outline-level="1"><text:span text:style-name="T28">Estructura de</text:span><text:span text:style-name="T1">l proyecto</text:span></text:h>
      <text:list xml:id="list3102707244" text:style-name="L1">
        <text:list-item>
          <text:p text:style-name="P28">BMFS: Contiene el código de la librería actualizada de BMFS (Bare Metal File System). Es utilizada por el kernel para operaciones con archivos y para la creación de la imagen de disco.</text:p>
        </text:list-item>
        <text:list-item>
          <text:p text:style-name="P28">Bootloader: Contiene el código para los dos primeros stages de arranque: un bootloader para MFS y el Pure64 propiamente dicho.</text:p>
        </text:list-item>
        <text:list-item>
          <text:p text:style-name="P29">Common: Contiene headers compartidos entre Kernel y Userland</text:p>
        </text:list-item>
        <text:list-item>
          <text:p text:style-name="P28">Image: Contiene la imagen de disco generada.</text:p>
        </text:list-item>
        <text:list-item>
          <text:p text:style-name="P28">Kernel: Código del kernel implementado. Se linkean todos los archivos a un solo binario, junto con la librería de BMFS, usando el linker script <text:span text:style-name="T3">“kernel.ld”</text:span>. Se genera adicionalmente un ELF con símbolos de depuración.</text:p>
          <text:list>
            <text:list-item>
              <text:p text:style-name="P26"><text:span text:style-name="T1">Kernel.ld: El </text:span><text:span text:style-name="T4">linker script </text:span><text:span text:style-name="T1">define </text:span><text:span text:style-name="T2">símbolos</text:span><text:span text:style-name="T1"> en ciertas posiciones del binario para asistir al código de </text:span>inicialización<text:span text:style-name="T1"> (por ejemplo, el principio y final del binario en memoria). </text:span><text:span text:style-name="T2">El símbolo </text:span><text:span text:style-name="T5">“__startOfUniverse” </text:span><text:span text:style-name="T2">define el inicio del espacio de memoria reservado para el sistema operativo, a partir del que comienza el mapeo de la memoria física reservada por Pure64, según se describe en su manual. </text:span><text:span text:style-name="T1">Se excluye la sección </text:span><text:span text:style-name="T4">BSS</text:span><text:span text:style-name="T1">, posicionada al final, para ahorrar espacio. También define el punto de entrada.</text:span></text:p>
            </text:list-item>
          </text:list>
        </text:list-item>
        <text:list-item>
          <text:p text:style-name="P31"><text:span text:style-name="T1">L</text:span>ayouts: Contiene archivos binarios que especifican distintas distribuciones de teclados. Se agregan al disco en un subdirectorio <text:span text:style-name="T3">“layouts/”.</text:span></text:p>
        </text:list-item>
        <text:list-item>
          <text:p text:style-name="P32">libc: Una adaptación del proyecto PDClib, una implementación de la librería estándar de C. Se compila una librería estática para su uso en los programas de espacio de usuario.</text:p>
        </text:list-item>
        <text:list-item>
          <text:p text:style-name="P27"><text:span text:style-name="T16">Userland: Contiene una carpeta para cada programa de usuario y un linker script común a todos. Cada uno compila a un binario y un ELF adicional con símbolos de depuración. Se genera una lista de comandos que se agrega al disco para su uso en el comando </text:span><text:span text:style-name="T6">help</text:span><text:span text:style-name="T16">. Los binarios se linkean con la libc del proyecto.</text:span></text:p>
        </text:list-item>
        <text:list-item>
          <text:p text:style-name="P39"><text:span text:style-name="T15">Makefile: El Makefile principal. Tiene targets para cada subsistema, además de </text:span><text:span text:style-name="T3">all, clean </text:span><text:span text:style-name="T15">y </text:span><text:span text:style-name="T3">rebuild</text:span></text:p>
        </text:list-item>
        <text:list-item>
          <text:p text:style-name="P33">Readme.txt: Instrucciones de compilación</text:p>
        </text:list-item>
        <text:list-item>
          <text:p text:style-name="P33">run.sh: Script para correr el proyecto</text:p>
        </text:list-item>
      </text:list>
      <text:h text:style-name="P21" text:outline-level="1">Capacidades:</text:h>
      <text:list xml:id="list958058711" text:style-name="L2">
        <text:list-item>
          <text:p text:style-name="P42">Compilación del proyecto mejorada</text:p>
        </text:list-item>
        <text:list-item>
          <text:p text:style-name="P42"><text:soft-page-break/>Driver de disco duro ATA (por ahora solo soporta lectura)</text:p>
        </text:list-item>
        <text:list-item>
          <text:p text:style-name="P42">Acceso a sistema de archivos BMFS</text:p>
        </text:list-item>
        <text:list-item>
          <text:p text:style-name="P42">Soporte para charset CP-437 (DOS) desde C (por ejemplo, acentos en cadenas de texto constantes)</text:p>
        </text:list-item>
        <text:list-item>
          <text:p text:style-name="P40"><text:span text:style-name="T38">Manejo </text:span><text:span text:style-name="T29">por defecto de las primeras 21 excepciones; con tipo de excepción, RIP, </text:span><text:span text:style-name="T37">proceso que la originó,</text:span><text:span text:style-name="T29"> código de error y estado de los registros, y </text:span><text:span text:style-name="T37">terminación</text:span><text:span text:style-name="T29"> automática del proceso en falta</text:span></text:p>
        </text:list-item>
        <text:list-item>
          <text:p text:style-name="P30">Aislamiento de procesos mediante paginación</text:p>
        </text:list-item>
        <text:list-item>
          <text:p text:style-name="P43">Vista partida para múltiples terminales, con scrolling automático, buffer de entrada y soporte para teclas de borrado</text:p>
        </text:list-item>
        <text:list-item>
          <text:p text:style-name="P43">Carga en ejecución de múltiples distribuciones de teclado, incluyendo US y español latinoamericano (la mejor distribución: ñ)</text:p>
        </text:list-item>
        <text:list-item>
          <text:p text:style-name="P43">Soporte para <text:span text:style-name="T3">deadkeys</text:span> (teclas de acento)</text:p>
        </text:list-item>
        <text:list-item>
          <text:p text:style-name="P44">Carga de ejecutables desde el disco</text:p>
        </text:list-item>
        <text:list-item>
          <text:p text:style-name="P41"><text:span text:style-name="T30">Reserva dinámica de memoria desde programas de usuario con syscall </text:span><text:span text:style-name="T7">brk</text:span><text:span text:style-name="T30"> y una mejor implementación (no mía) de </text:span><text:span text:style-name="T7">malloc.</text:span></text:p>
        </text:list-item>
        <text:list-item>
          <text:p text:style-name="P34">Librería reducida (pero bastante completa) de C para programas de usuario.</text:p>
        </text:list-item>
        <text:list-item>
          <text:p text:style-name="P35">Shell con soporte para procesos en segundo plano y multiples pipes</text:p>
        </text:list-item>
        <text:list-item>
          <text:p text:style-name="P35">Optimizaciones y extensiones habilitadas para la arquitectura Nehalem</text:p>
        </text:list-item>
      </text:list>
      <text:h text:style-name="Heading_20_2" text:outline-level="2">Paginación de memoria</text:h>
      <text:p text:style-name="P4"><text:span text:style-name="T30">Para la implementación de varios subsistemas, principalmente el soporte para multi-proceso, fue necesario implementar un sistema para el control de la paginación. </text:span><text:span text:style-name="T32">Se utilizaron páginas de 4KB a diferencia de las páginas de 2MB de Pure64 porque son más estándar y para aprovechar más la memoria. Para el manejo de la memoria física se utiliza un bitmap de páginas.</text:span></text:p>
      <text:p text:style-name="P6">Para facilitar la actualización de las entradas de la tabla, se coloca en la entrada 511 de la PML4 una referencia a sí misma. Internamente esa entrada se conoce como <text:span text:style-name="T3">loopback</text:span><text:span text:style-name="T15"> y las direcciones que pasan por ella mapean todo el árbol de tablas. </text:span><text:span text:style-name="T20">De esta manera se evita mapear las tablas de cada proceso.</text:span></text:p>
      <text:p text:style-name="P4"><text:span text:style-name="T31">Al inicio del kernel</text:span><text:span text:style-name="T30">, se inicializan las tablas </text:span><text:span text:style-name="T31">para mapear el principio de la memoria física, utilizada por Pure64 y donde se encuentra el código del kernel, al último GB del espacio de memoria virtual. </text:span><text:span text:style-name="T32">Esta memoria tiene </text:span><text:span text:style-name="T8">cache pass-through, </text:span><text:span text:style-name="T17">con la idea de que se puedan mapear dispositivos (como el buffer VGA).</text:span></text:p>
      <text:p text:style-name="P4"><text:span text:style-name="T31">El rationale consiste en que si se coloca la entrada correspondiente en las tablas de cada proceso, se puede realizar saltos a código del kernel (como interrupciones) sin cambiar la tabla de paginación y </text:span><text:soft-page-break/><text:span text:style-name="T31">teniendo siempre acceso a la memoria del proceso actual. Se elige el final de la memoria para evitar colisionar con la memoria del proceso, y específicamente a partir de los últimos 2GB (0xFFFFFFFF80000000) porque es la primera dirección donde los </text:span><text:span text:style-name="T32">32 bits más altos son una extensión de signo de los 32 más bajos, permitiendo en etapa de linkeo el uso de re-locaciones </text:span>R_X86_64_32S, <text:span text:style-name="T39">reduciendo el tamaño de las instrucciones</text:span><text:span text:style-name="T32">. Se utiliza solo 1 de los 2GB porque no es necesaria tanta memoria por ahora.</text:span></text:p>
      <text:p text:style-name="P4"><text:span text:style-name="T32">Luego del código del kernel (y el espacio reservado para la sección BSS) se ubica una pagina sin flag de presente para evitar un </text:span><text:span text:style-name="T8">stack overflow</text:span><text:span text:style-name="T17"> y 16 paginas de stack. Durante la ejecución, se reservan nuevas páginas a partir de esta posición, para ubicar los bloques reservados por </text:span><text:span text:style-name="T8">kmalloc</text:span><text:span text:style-name="T17">. </text:span></text:p>
      <text:p text:style-name="P10">En la destrucción de un proceso, se recorre su tabla de paginación para liberar las páginas físicas reservadas para las tablas en sí y para la memoria del programa.</text:p>
      <text:p text:style-name="P5"><text:span text:style-name="T15">Los programas de usuario se cargan al 0x400000, por ser una posición estándar del punto de entrada. Se les reserva un stack de 32 páginas (128KB) con tope en 0x400000. El control de la memoria reservada desde el programa se hace incrementando y decrementando el </text:span><text:span text:style-name="T3">program break</text:span><text:span text:style-name="T15">, que se inicializa al final del código del programa, a través de la syscall </text:span><text:span text:style-name="T3">brk</text:span><text:span text:style-name="T15"> y la función </text:span><text:span text:style-name="T3">sbrk</text:span><text:span text:style-name="T15">. El </text:span><text:span text:style-name="T3">program break</text:span><text:span text:style-name="T15"> denota el final de la región de datos del programa. La implementación de libc utiliza internamente estas funciones para reservar y liberar memoria.</text:span></text:p>
      <text:h text:style-name="Heading_20_2" text:outline-level="2">Procesos y cambio de contexto</text:h>
      <text:p text:style-name="P7"><text:span text:style-name="T33">Cada proceso se representa con una estructura en una tabla de hasta 64 entradas. La primera entrada (PID 0) corresponde al proceso </text:span><text:span text:style-name="T40">inactivo, que se ejecuta cuando no hay otros procesos listos. La segunda entrada (PID 1) corresponde al Kernel</text:span><text:span text:style-name="T33">. La estructura contiene la dirección física de una tabla PML4, el PID, la TTY asociada al proceso, </text:span><text:span text:style-name="T41">y la posición actual del stack, junto a otras propiedades.</text:span></text:p>
      <text:p text:style-name="P6">Al realizar un cambio de contexto, se almacena el estado actual de los registros (incluyendo el estado del FPU) en el stack y se pushea la dirección de la rutina de restauración. Luego se actualiza el descriptor del proceso actual, se cambia la PML4 al proceso destino, se carga el stack a RSP y se retorna a la dirección al tope del stack. </text:p>
      <text:p text:style-name="P7"><text:span text:style-name="T33">Al cargar un programa con la syscall </text:span><text:span text:style-name="T10">execve</text:span><text:span text:style-name="T19"> (crea un proceso, no lo reemplaza como en Linux) se prepara el stack con la dirección de entrada del programa. También se inicializa la tabla de archivos </text:span><text:span text:style-name="T23">y se heredan los descriptores abiertos del proceso padre</text:span><text:span text:style-name="T19">.</text:span></text:p>
      <text:p text:style-name="P7"><text:span text:style-name="T19">Al salir definitivamente del proceso (llamando a la syscall </text:span><text:span text:style-name="T10">exit</text:span><text:span text:style-name="T19">), se cierran los </text:span><text:span text:style-name="T23">descriptores de archivos abiertos</text:span><text:span text:style-name="T19">. Luego se liberan las entradas de la PML4 y se </text:span><text:span text:style-name="T23">cambia a un nuevo proceso</text:span><text:span text:style-name="T19">. </text:span><text:span text:style-name="T21">La libc internamente realiza sus propias tareas al llamar a exit, como flushear los streams.</text:span></text:p>
      <text:p text:style-name="P11">Para la creación y destrucción del proceso se cambia el stack a una dirección temporal en el espacio del kernel. Esto es porque en esta implementación resulta más sencillo armar y desmantelar la tabla de paginación en uso, y el stack que están usando estas funciones tiene que ser alcanzable en todo momento (el kernel siempre está mapeado).</text:p>
      <text:p text:style-name="P16"><text:soft-page-break/><text:span text:style-name="T20">E</text:span><text:span text:style-name="T15">l scheduler utiliza un algoritmo </text:span><text:span text:style-name="T3">Round Robin</text:span><text:span text:style-name="T15">. Se guardan los procesos una cola de procesos </text:span><text:span text:style-name="T3">listos</text:span><text:span text:style-name="T15"> para ejecutar. La prioridad del proceso determina cuantas veces seguidas llega a ejecutarse antes de cambiar a otro proceso, es decir que aumenta su tiempo de ráfaga. Renunciar al CPU cambia a otro proceso independientemente de la prioridad. Luego de que un proceso cumplió su tiempo de ejecución, es almacenado en una cola de espera hasta que todos los procesos </text:span><text:span text:style-name="T3">listos</text:span><text:span text:style-name="T24"> se hayan ejecutado. Si ningún proceso está listo se detiene el procesador con la instrucción </text:span><text:span text:style-name="T12">hlt</text:span><text:span text:style-name="T24"> hasta la siguiente interrupción.</text:span></text:p>
      <text:p text:style-name="P12">Varias operaciones bloquean al proceso actual. Estas renuncian al CPU y remueven el proceso actual del scheduler hasta que sean desbloqueados. Estas operaciones son:</text:p>
      <text:list xml:id="list2494487125" text:style-name="L3">
        <text:list-item>
          <text:p text:style-name="P36">Esperar una condición particular en una Wait Queue</text:p>
        </text:list-item>
        <text:list-item>
          <text:p text:style-name="P36">Esperar un semáforo</text:p>
        </text:list-item>
        <text:list-item>
          <text:p text:style-name="P36">Leer de la terminal cuando no hay datos disponibles</text:p>
        </text:list-item>
        <text:list-item>
          <text:p text:style-name="P36">Leer de una pipe cuando no hay datos disponibles</text:p>
        </text:list-item>
        <text:list-item>
          <text:p text:style-name="P36">Escribir a una pipe cuando está llena</text:p>
        </text:list-item>
        <text:list-item>
          <text:p text:style-name="P36">Acceder al disco al mismo tiempo que otro proceso</text:p>
        </text:list-item>
      </text:list>
      <text:h text:style-name="Heading_20_2" text:outline-level="2">Acceso al disco</text:h>
      <text:p text:style-name="P8"><text:span text:style-name="T34">Para el acceso al disco se utiliza un driver de ATA en modo PIO de 28 bits. Se accede a los sectores de 512 bytes por LBA (</text:span><text:span text:style-name="T11">Logical Block Address</text:span><text:span text:style-name="T20">) en lugar de por cilindro, cabecera y sector. Se puede leer hasta 255 sectores por llamado. En total se puede alcanzar hasta los 128 GB. La implementación de la escritura probablemente t</text:span><text:span text:style-name="T24">iene los timing</text:span><text:span text:style-name="T20"> rotos o le falte algo con el cache, así que no está expuesta para su uso. El proyecto de BMFS, especialmente la protección de la sección del disco reservada para el código de x64BareMetal y el Kernel seguramente también está rota pero estaba fuera del alcance del proyecto solucionarlo. Debería evitar colocar tablas y archivos en los primeros 256KB que soporta de Kernel el bootloader pero parece que no lo hace. Por ahora es recomendable no agregar demasiados archivos al disco porque podría corromper el código del SO y próximamente se podría mitigar reduciendo el tamaño del bootloader y cargando el kernel como un archivo.</text:span></text:p>
      <text:h text:style-name="Heading_20_2" text:outline-level="2">Interrupciones</text:h>
      <text:p text:style-name="P9">Para el manejo de interrupciones se registran pequeños fragmentos de código en la IDT, que colocan el número de interrupción en el stack y saltan a una función general que las maneja. Hay 3 tipos de handler y gates, para interrupciones por hardware, por software y excepciones, que tienen algunas diferencias. En general, guardan el estado, consultan una tabla de funciones registradas y llaman a la indicada si no es nula, y luego recuperan el estado. Para las interrupciones por hardware y excepciones, se pasa una referencia por RDI a una estructura con el estado de los registros al momento de la interrupción y el número de interrupción. Para las interrupciones por software, se <text:soft-page-break/>mantiene el valor de los registros usados para el pasaje de parámetros, y se los pasa a la función registrada.</text:p>
      <text:p text:style-name="P9">Se provee una implementación default para excepciones que escribe en la consola la información de la excepción y llama a exit. Si se produce una excepción en el kernel, que no tiene proceso padre, se detiene la ejecución de todo el sistema.</text:p>
      <text:p text:style-name="P17"><text:span text:style-name="T42">Las excepciones </text:span><text:span text:style-name="T43">cambian a</text:span><text:span text:style-name="T42"> un stack diferente al del programa actual. De esta forma se logra evitar </text:span><text:span text:style-name="T24">una </text:span><text:span text:style-name="T12">Triple Fault</text:span><text:span text:style-name="T24"> en el caso de que RSP apunte a un valor invalido.</text:span></text:p>
      <text:h text:style-name="Heading_20_2" text:outline-level="2">Distribuciones de teclado</text:h>
      <text:p text:style-name="P14"><text:span text:style-name="T35">Las distribuciones de teclado se generan a partir de las especificaciones encontradas en </text:span><text:a xlink:type="simple" xlink:href="http://www.kbdlayout.info/" text:style-name="Internet_20_link" text:visited-style-name="Visited_20_Internet_20_Link"><text:span text:style-name="T35">http://www.kbdlayout.info/</text:span></text:a><text:span text:style-name="T35">. De allí se leen los caracteres CP-437 asociados a cada scan code (según las teclas modificadoras presionadas) <text:s/>y se guardan en una tabla que ya contiene las teclas estándar a todos los teclados. Se utiliza ese encoding porque es el que tiene la fuente VGA por defecto. También se leen las dead keys: teclas que cuando son presionadas no imprimen un carácter, sino que esperan al siguiente y lo convierten. En el teclado latinoamericano incluido, se encuentra la definición del acento agudo, grave, circunflejo y diéresis, cuyas vocales acentuadas se encuentran en el encoding.</text:span></text:p>
      <text:h text:style-name="P24" text:outline-level="2">Administrador de memoria</text:h>
      <text:p text:style-name="P18">El sistema de free-list reserva bloques de memoria con headers, que forman una lista enlazada. Cada bloque está alineado en 16 bytes. Al reservar memoria se recorre la lista buscando bloques libres contiguos con el tamaño necesario; si no se encuentra ninguno se reserva un nuevo bloque al final de la lista. Al liberar memoria se marca el bloque correspondiente como libre.</text:p>
      <text:p text:style-name="P13"><text:span text:style-name="T18">En la implementación actual </text:span><text:span text:style-name="T22">de free-list</text:span><text:span text:style-name="T18">, el puntero que marca la siguiente página a reservar para la memoria dinámica nunca retrocede. Esto no significa que la memoria liberada con </text:span><text:span text:style-name="T9">kfree</text:span><text:span text:style-name="T18"> se pierda, sino que queda reservada </text:span><text:span text:style-name="T25">unicamente</text:span><text:span text:style-name="T18"> para el uso del kernel (estaría de todas formas limitada a 1GB).</text:span></text:p>
      <text:p text:style-name="P18"><text:span text:style-name="T18">E</text:span><text:span text:style-name="T15">l sistema de buddy almacena un árbol binario en un bloque de tamaño fijo. Se permiten alocar bloques de 4K (una página) hasta 128M. Se puede modificar una constante para aumentar la cantidad de memoria máxima que puede manejar, siempre que sea una potencia de 2. La implementación se basa en lo documentado en osdev.org</text:span></text:p>
      <text:h text:style-name="P25" text:outline-level="2">Wait Queues</text:h>
      <text:p text:style-name="P19"><text:span text:style-name="T45">La rutinas de sincronización que bloquean procesos, como los semáforos, se basan es un mecanismo de </text:span><text:span text:style-name="T13">Wait Queues</text:span><text:span text:style-name="T45">. Se crean instancias que representan </text:span><text:span text:style-name="T46">un posible evento. Los procesos pueden registrar una condición a evaluar cuando el evento se produzca y solo continúan cuando sea verdadera. Los procesos bloqueados continúan pudiendo recibir señales a través de la syscall kill. </text:span><text:soft-page-break/><text:span text:style-name="T46">Para solucionar el </text:span><text:span text:style-name="T14">thundering herd problem</text:span><text:span text:style-name="T26">, se ofrecen dos variantes de la función que genera el evento, </text:span><text:span text:style-name="T14">releaseOne </text:span><text:span text:style-name="T26">y </text:span><text:span text:style-name="T14">releaseAll</text:span><text:span text:style-name="T27">.</text:span></text:p>
      <text:h text:style-name="P22" text:outline-level="1">Limitaciones</text:h>
      <text:p text:style-name="P15">Algunos de los test provistos requieren el uso de memoria compartida. Como el kernel no tiene un mecanismo para mapear un área de memoria común para los dos procesos (y la consigna no explicita que debe soportarse memoria compartida) se optó por un compromiso: Se asigna una dirección fija en el<text:span text:style-name="T3"> linker script </text:span>dentro de la sección del kernel, que es compartida para todos los procesos.</text:p>
      <text:h text:style-name="P22" text:outline-level="1">Modificaciones a tests</text:h>
      <text:list xml:id="list1480885613" text:style-name="L4">
        <text:list-item>
          <text:p text:style-name="P45">Se corrigieron algunos warnings que aparecen en el análisis estático</text:p>
        </text:list-item>
        <text:list-item>
          <text:p text:style-name="P45">Las funciones block y unblock utilizan la misma syscall: <text:span text:style-name="T3">block</text:span></text:p>
        </text:list-item>
        <text:list-item>
          <text:p text:style-name="P45"><text:span text:style-name="T15">Como no está soportado crear hilos, se crean otras instancias del mismo proceso con </text:span><text:span text:style-name="T3">execve</text:span><text:span text:style-name="T15">, pasandole argumentos que en el main se interpretan para llamar a las funciones que corresponden en cada caso</text:span></text:p>
        </text:list-item>
        <text:list-item>
          <text:p text:style-name="P37">Los test se encuentran como comandos con el mismo nombre que se solicita</text:p>
        </text:list-item>
        <text:list-item>
          <text:p text:style-name="P37">El programa test_sync se ejecuta por defecto con semáforos. Para ejecutar la versión sin sincronizar usar “test_sync nosync”</text:p>
        </text:list-item>
      </text:list>
      <text:h text:style-name="P22" text:outline-level="1">Análisis estático</text:h>
      <text:p text:style-name="P15">En el análisis estático surgieron varios warnings que fueron descartados:</text:p>
      <text:list xml:id="list2224917487" text:style-name="L5">
        <text:list-item>
          <text:p text:style-name="P46">En varios casos no es necesario un ancho máximo en el formato de scanf/sscanf. Ya se encuentra limitado por la shell y execve</text:p>
        </text:list-item>
        <text:list-item>
          <text:p text:style-name="P47">cppcheck no entiende los punteros a <text:span text:style-name="T3">Variable Size Array</text:span><text:span text:style-name="T15">, y cree que no estan inicializados</text:span></text:p>
        </text:list-item>
        <text:list-item>
          <text:p text:style-name="P48"><text:span text:style-name="T15">Algunos parámetros de printf no se reconocen correctamente cuando se usa </text:span><text:span text:style-name="T3">typedef</text:span></text:p>
        </text:list-item>
        <text:list-item>
          <text:p text:style-name="P38">Se ignoran los resultados de código de terceros (bootloader, BMFS, pdlibc)</text:p>
        </text:list-item>
      </text:list>
      <text:h text:style-name="P23" text:outline-level="1">Fuentes externas</text:h>
      <text:list xml:id="list3176997740" text:style-name="L6">
        <text:list-item>
          <text:p text:style-name="P49"><text:span text:style-name="T36">Librería de BMFS: </text:span><text:a xlink:type="simple" xlink:href="https://github.com/ReturnInfinity/BMFS" text:style-name="Internet_20_link" text:visited-style-name="Visited_20_Internet_20_Link"><text:span text:style-name="T36">https://github.com/ReturnInfinity/BMFS</text:span></text:a></text:p>
        </text:list-item>
        <text:list-item>
          <text:p text:style-name="P49"><text:span text:style-name="T36">Librería de C “PDCLib”: </text:span><text:a xlink:type="simple" xlink:href="https://rootdirectory.ddns.net/dokuwiki/doku.php?id=pdclib:start" text:style-name="Internet_20_link" text:visited-style-name="Visited_20_Internet_20_Link"><text:span text:style-name="T36">https://rootdirectory.ddns.net/dokuwiki/doku.php?id=pdclib:start</text:span></text:a></text:p>
        </text:list-item>
        <text:list-item>
          <text:p text:style-name="P49"><text:span text:style-name="T36">Especificación y código ejemplo ATA: </text:span><text:a xlink:type="simple" xlink:href="https://wiki.osdev.org/Category:ATA" text:style-name="Internet_20_link" text:visited-style-name="Visited_20_Internet_20_Link"><text:span text:style-name="T36">https://wiki.osdev.org/Category:ATA</text:span></text:a></text:p>
        </text:list-item>
        <text:list-item>
          <text:p text:style-name="P49"><text:span text:style-name="T36">Especificaciones teclado: </text:span><text:a xlink:type="simple" xlink:href="http://www.kbdlayout.info/" text:style-name="Internet_20_link" text:visited-style-name="Visited_20_Internet_20_Link"><text:span text:style-name="T36">http://www.kbdlayout.info/</text:span></text:a></text:p>
        </text:list-item>
        <text:list-item>
          <text:p text:style-name="P50"><text:soft-page-break/><text:span text:style-name="T44">Información del memory manager: </text:span><text:a xlink:type="simple" xlink:href="https://wiki.osdev.org/Page_Frame_Allocation#Buddy_Allocation_System" text:style-name="Internet_20_link" text:visited-style-name="Visited_20_Internet_20_Link"><text:span text:style-name="T44">https://wiki.osdev.org/Page_Frame_Allocation#Buddy_Allocation_System</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2a640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999999" officeooo:rsid="00289623" officeooo:paragraph-rsid="00289623"/>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Joaquín Colonnello</text:p>
      </style:header>
      <style:footer>
        <text:p text:style-name="MP2"><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1T19:33:20.652783328</meta:creation-date>
    <dc:date>2020-11-07T02:43:05.606012099</dc:date>
    <meta:editing-duration>PT4H13M20S</meta:editing-duration>
    <meta:editing-cycles>13</meta:editing-cycles>
    <meta:generator>LibreOffice/6.4.6.2$Linux_X86_64 LibreOffice_project/40$Build-2</meta:generator>
    <meta:document-statistic meta:table-count="0" meta:image-count="0" meta:object-count="0" meta:page-count="7" meta:paragraph-count="87" meta:word-count="2433" meta:character-count="14747" meta:non-whitespace-character-count="12444"/>
  </office:meta>
</office:document-meta>
</file>